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margin-left="0cm" fo:margin-right="0cm" fo:margin-top="0cm" fo:margin-bottom="0cm" fo:text-align="center" style:justify-single-word="false" fo:text-indent="0cm" style:auto-text-indent="false" style:text-autospace="none"/>
    </style:style>
    <style:style style:name="P2"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5pt" style:text-underline-style="none" fo:font-weight="bold" style:font-name-asian="Arial1" style:font-size-asian="11.5pt" style:font-weight-asian="bold" style:font-name-complex="Arial1" style:font-size-complex="11.5pt" style:font-weight-complex="bold"/>
    </style:style>
    <style:style style:name="P3"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P4"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P5"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solid" style:text-underline-width="auto" style:text-underline-color="font-color" fo:font-weight="bold" style:font-name-asian="Arial1" style:font-size-asian="11pt" style:font-style-asian="normal" style:font-weight-asian="bold" style:font-name-complex="Arial1" style:font-size-complex="11pt" style:font-style-complex="normal" style:font-weight-complex="bold"/>
    </style:style>
    <style:style style:name="P6"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7"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8"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style>
    <style:style style:name="P9" style:family="paragraph" style:parent-style-name="Default" style:list-style-name="">
      <style:paragraph-properties style:text-autospace="non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1" style:family="text">
      <style:text-properties fo:color="#000000" style:font-name="Arial1" fo:font-size="12pt" style:font-name-asian="Arial1" style:font-size-asian="12pt" style:font-name-complex="Arial1" style:font-size-complex="12pt"/>
    </style:style>
    <style:style style:name="T2" style:family="text">
      <style:text-properties fo:color="#000000" style:font-name="Arial1" fo:font-size="11.5pt" fo:font-weight="bold" style:font-name-asian="Arial1" style:font-size-asian="11.5pt" style:font-weight-asian="bold" style:font-name-complex="Arial1" style:font-size-complex="11.5pt" style:font-weight-complex="bold"/>
    </style:style>
    <style:style style:name="T3" style:family="text">
      <style:text-properties fo:color="#000000" style:text-line-through-style="none" style:font-name="Arial1" fo:font-size="11.5pt" style:text-underline-style="none" fo:font-weight="normal" style:font-name-asian="Arial1" style:font-size-asian="11.5pt" style:font-weight-asian="normal" style:font-name-complex="Arial1" style:font-size-complex="11.5pt" style:font-weight-complex="normal"/>
    </style:style>
    <style:style style:name="T4" style:family="text">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T5" style:family="text">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6" style:family="text">
      <style:text-properties fo:color="#000000" style:text-line-through-style="none" style:font-name="Arial1" fo:font-size="11pt"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s/></text:span><text:span text:style-name="T2">42 </text:span></text:p>
      <text:p text:style-name="P2">Comes the Hero </text:p>
      <text:p text:style-name="P3">Es kommt der Held </text:p>
      <text:p text:style-name="P3">(Für den Verräter) </text:p>
      <text:p text:style-name="P3"><text:span text:style-name="T4"/></text:p>
      <text:p text:style-name="P4">Unsterblichkeit ist etwas, für das manche Leute alles geben würden. Deshalb wunderst du dich, dass deine Unsterblichkeit so billig zu haben war. Alles was du nun tun musst ist, ein kleines Tor zu Hölle zu öffnen und dein Meister wird dir dieses Geschenk für immer überlassen. </text:p>
      <text:p text:style-name="P4">Obwohl du unsterblich bist, solltest du keine Zeit vergeuden. Besser du wartest nicht zu lange, bevor du das Tor des Schreckens öffnest. </text:p>
      <text:p text:style-name="P5"/>
      <text:p text:style-name="P5">Ab sofort </text:p>
      <text:p text:style-name="P8"><text:span text:style-name="T5">• Dein Charakter ist weiter im Spiel, wurde aber zum Verräter. </text:span></text:p>
      <text:p text:style-name="P8"><text:span text:style-name="T5">• Erhöhe alle deine Fähigkeiten die augenblicklich unter dem Startwert liegen auf den Startwert</text:span></text:p>
      <text:p text:style-name="P9"><text:s text:c="6"/>• Solltest Du noch keine Waffe(Revolver, Axt oder Dolch) besitzen, durchsuche den Stapel und</text:p>
      <text:p text:style-name="P9"><text:s text:c="9"/>nimm die erste Waffe die Du findest. Danach mische den Stapel erneut.</text:p>
      <text:p text:style-name="P5"/>
      <text:p text:style-name="P5">Was du über die andere Spieler weißt </text:p>
      <text:p text:style-name="P6">Sie werden versuchen zu verhindern, dass du das Tor zur Hölle öffnest. </text:p>
      <text:p text:style-name="P5"/>
      <text:p text:style-name="P5">Du gewinnst wenn </text:p>
      <text:p text:style-name="P6">du das Tor zur Hölle geöffnet hast. </text:p>
      <text:p text:style-name="P5"/>
      <text:p text:style-name="P5">Wie das Tor zur Hölle geöffnet wird </text:p>
      <text:p text:style-name="P6">Gehe folgendermaßen vor: </text:p>
      <text:p text:style-name="P8"><text:span text:style-name="T5">• Du musst einen der Helden mit deiner Waffe opfern (töten) und den Leichnam in die Katakomben, den Abgrund (chasm) oder die Pentagrammraum bringen. Einen Leichnam nimmst du genau so auf wie einen anderen Gegenstand und trägst ihn dann. Während du ihn trägst zählt jeder Raum den du betrittst 2 Zugpunkte. Der Hund kann keine Leiche tragen.</text:span></text:p>
      <text:p text:style-name="P8"><text:span text:style-name="T5">• Ist der Leichnam in einem der o.g. Räume kannst du einen Gesundheits- oder Wissenswurf von 4+ versuchen um das Tor zu öffnen. Diesen Wurf kannst du einmal pro Runde machen. </text:span></text:p>
      <text:p text:style-name="P9"/>
      <text:p text:style-name="P5">Auswirkungen der Unsterblichkeit </text:p>
      <text:p text:style-name="P8"><text:span text:style-name="T5">• Deine Fähigkeiten gehen weder hoch noch runter, auch nicht, wenn du Gegenstände aufnimmst/verlierst ausser die Helden finden einen Weg sie zu beinflussen.</text:span></text:p>
      <text:p text:style-name="P8"><text:span text:style-name="T5">• Die Helden können keine Gegenstände von Dir stehlen.</text:span></text:p>
      <text:p text:style-name="P8"><text:span text:style-name="T5">• Die Forscher beeinflussen deine Bewegung durch die Räume nicht. </text:span></text:p>
      <text:p text:style-name="P9"/>
      <text:p text:style-name="P5">Spezielle Angriffsregeln </text:p>
      <text:p text:style-name="P8"><text:span text:style-name="T5">• Du kannst weder angegriffen werden noch Schaden erleiden, weder durch die Auswirkungen von Karten noch von Räumen. </text:span></text:p>
      <text:p text:style-name="P8"><text:span text:style-name="T5">• Du kannst normal angreifen, erleidest aber keinen Schaden wenn du besiegt wirst. </text:span></text:p>
      <text:p text:style-name="P9"/>
      <text:p text:style-name="P5">Wenn du gewinnst </text:p>
      <text:p text:style-name="P7"><text:span text:style-name="T6">Als das Tor seinen Weg durch das Haus in deine Welt findet kannst du schon die Schreie der Verdammten und noch zu Verdammenden hören. Verdammung und Terror, Tod und Zerstörung… du bist gegen Alles das immun. Freue dich.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21T11:06:48.73</meta:creation-date>
    <meta:document-statistic meta:table-count="0" meta:image-count="0" meta:object-count="0" meta:page-count="1" meta:paragraph-count="28" meta:word-count="378" meta:character-count="2321"/>
    <dc:date>2015-02-21T11:19:33.28</dc:date>
    <meta:editing-duration>PT12M44S</meta:editing-duration>
    <meta:editing-cycles>1</meta:editing-cycles>
    <meta:generator>OpenOffice.org/3.3$Win32 OpenOffice.org_project/330m20$Build-9567</meta:generator>
  </office:meta>
</office:document-meta>
</file>